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368cm"/>
    </style:style>
    <style:style style:name="co2" style:family="table-column">
      <style:table-column-properties fo:break-before="auto" style:column-width="21.872cm"/>
    </style:style>
    <style:style style:name="co3" style:family="table-column">
      <style:table-column-properties fo:break-before="auto" style:column-width="3.738cm"/>
    </style:style>
    <style:style style:name="co4" style:family="table-column">
      <style:table-column-properties fo:break-before="auto" style:column-width="3.598cm"/>
    </style:style>
    <style:style style:name="co5" style:family="table-column">
      <style:table-column-properties fo:break-before="auto" style:column-width="4.429cm"/>
    </style:style>
    <style:style style:name="co6" style:family="table-column">
      <style:table-column-properties fo:break-before="auto" style:column-width="6.75cm"/>
    </style:style>
    <style:style style:name="co7" style:family="table-column">
      <style:table-column-properties fo:break-before="auto" style:column-width="3.515cm"/>
    </style:style>
    <style:style style:name="co8" style:family="table-column">
      <style:table-column-properties fo:break-before="auto" style:column-width="2.798cm"/>
    </style:style>
    <style:style style:name="co9" style:family="table-column">
      <style:table-column-properties fo:break-before="auto" style:column-width="3.129cm"/>
    </style:style>
    <style:style style:name="co10" style:family="table-column">
      <style:table-column-properties fo:break-before="auto" style:column-width="3.821cm"/>
    </style:style>
    <style:style style:name="co11" style:family="table-column">
      <style:table-column-properties fo:break-before="auto" style:column-width="2.52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max01</text:p>
          </table:table-cell>
          <table:table-cell office:value-type="string">
            <text:p>Max</text:p>
          </table:table-cell>
          <table:table-cell office:value-type="string">
            <text:p>Miller</text:p>
          </table:table-cell>
          <table:table-cell table:number-columns-repeated="9"/>
        </table:table-row>
        <table:table-row table:style-name="ro1">
          <table:table-cell office:value-type="string">
            <text:p>ana02</text:p>
          </table:table-cell>
          <table:table-cell office:value-type="string">
            <text:p>Ana</text:p>
          </table:table-cell>
          <table:table-cell office:value-type="string">
            <text:p>Alberta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Personen</text:p>
          </table:table-cell>
          <table:table-cell table:number-columns-repeated="11"/>
        </table:table-row>
        <table:table-row table:style-name="ro1">
          <table:table-cell office:value-type="string">
            <text:p>Owner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Image Url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mman Carmen</text:p>
          </table:table-cell>
          <table:table-cell office:value-type="string">
            <text:p>PERSON</text:p>
          </table:table-cell>
          <table:table-cell office:value-type="string">
            <text:p>Personen16w.jpe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delberg Klaus </text:p>
          </table:table-cell>
          <table:table-cell office:value-type="string">
            <text:p>PERSON</text:p>
          </table:table-cell>
          <table:table-cell office:value-type="string">
            <text:p>Personen02.jpe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berle Hans </text:p>
          </table:table-cell>
          <table:table-cell office:value-type="string">
            <text:p>PERSON</text:p>
          </table:table-cell>
          <table:table-cell office:value-type="string">
            <text:p>Personen03.jpe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ldinger Inge </text:p>
          </table:table-cell>
          <table:table-cell office:value-type="string">
            <text:p>PERSON</text:p>
          </table:table-cell>
          <table:table-cell office:value-type="string">
            <text:p>Personen04.jpe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delsberger Helmut </text:p>
          </table:table-cell>
          <table:table-cell office:value-type="string">
            <text:p>PERSON</text:p>
          </table:table-cell>
          <table:table-cell office:value-type="string">
            <text:p>Personen38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ckermann Petra </text:p>
          </table:table-cell>
          <table:table-cell office:value-type="string">
            <text:p>PERSON</text:p>
          </table:table-cell>
          <table:table-cell office:value-type="string">
            <text:p>Personen01w.jpe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aumann Markus</text:p>
          </table:table-cell>
          <table:table-cell office:value-type="string">
            <text:p>PERSON</text:p>
          </table:table-cell>
          <table:table-cell office:value-type="string">
            <text:p>Personen09m.jpe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aumgartner Sarah </text:p>
          </table:table-cell>
          <table:table-cell office:value-type="string">
            <text:p>PERSON</text:p>
          </table:table-cell>
          <table:table-cell office:value-type="string">
            <text:p>Personen08w.jpe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artels Henning</text:p>
          </table:table-cell>
          <table:table-cell office:value-type="string">
            <text:p>PERSON</text:p>
          </table:table-cell>
          <table:table-cell office:value-type="string">
            <text:p>Personen19m.jpe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usse Constantin</text:p>
          </table:table-cell>
          <table:table-cell office:value-type="string">
            <text:p>PERSON</text:p>
          </table:table-cell>
          <table:table-cell office:value-type="string">
            <text:p>Personen27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oerner Bärbel</text:p>
          </table:table-cell>
          <table:table-cell office:value-type="string">
            <text:p>PERSON</text:p>
          </table:table-cell>
          <table:table-cell office:value-type="string">
            <text:p>Personen05w.jpe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ernhardt Tanja</text:p>
          </table:table-cell>
          <table:table-cell office:value-type="string">
            <text:p>PERSON</text:p>
          </table:table-cell>
          <table:table-cell office:value-type="string">
            <text:p>Personen06.jpe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hilla Marc</text:p>
          </table:table-cell>
          <table:table-cell office:value-type="string">
            <text:p>PERSON</text:p>
          </table:table-cell>
          <table:table-cell office:value-type="string">
            <text:p>Personen07.jpe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rdes Adabi</text:p>
          </table:table-cell>
          <table:table-cell office:value-type="string">
            <text:p>PERSON</text:p>
          </table:table-cell>
          <table:table-cell office:value-type="string">
            <text:p>Personen13.jpe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ramer Melanie</text:p>
          </table:table-cell>
          <table:table-cell office:value-type="string">
            <text:p>PERSON</text:p>
          </table:table-cell>
          <table:table-cell office:value-type="string">
            <text:p>Personen14w.jpe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ahlmann Irene</text:p>
          </table:table-cell>
          <table:table-cell office:value-type="string">
            <text:p>PERSON</text:p>
          </table:table-cell>
          <table:table-cell office:value-type="string">
            <text:p>Personen12w.jpe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orner Pabel</text:p>
          </table:table-cell>
          <table:table-cell office:value-type="string">
            <text:p>PERSON</text:p>
          </table:table-cell>
          <table:table-cell office:value-type="string">
            <text:p>Personen24m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rick Tim</text:p>
          </table:table-cell>
          <table:table-cell office:value-type="string">
            <text:p>PERSON</text:p>
          </table:table-cell>
          <table:table-cell office:value-type="string">
            <text:p>Personen35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iebig Barbara</text:p>
          </table:table-cell>
          <table:table-cell office:value-type="string">
            <text:p>PERSON</text:p>
          </table:table-cell>
          <table:table-cell office:value-type="string">
            <text:p>Personen31w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lemming Tatjana</text:p>
          </table:table-cell>
          <table:table-cell office:value-type="string">
            <text:p>PERSON</text:p>
          </table:table-cell>
          <table:table-cell office:value-type="string">
            <text:p>Personen26w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Gröpke Peter </text:p>
          </table:table-cell>
          <table:table-cell office:value-type="string">
            <text:p>PERSON</text:p>
          </table:table-cell>
          <table:table-cell office:value-type="string">
            <text:p>Personen11m.jpe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Gensch Carla</text:p>
          </table:table-cell>
          <table:table-cell office:value-type="string">
            <text:p>PERSON</text:p>
          </table:table-cell>
          <table:table-cell office:value-type="string">
            <text:p>Personen21w.jpe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Gutjahr Katrin</text:p>
          </table:table-cell>
          <table:table-cell office:value-type="string">
            <text:p>PERSON</text:p>
          </table:table-cell>
          <table:table-cell office:value-type="string">
            <text:p>Personen20w.jpe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Gruening Günter </text:p>
          </table:table-cell>
          <table:table-cell office:value-type="string">
            <text:p>PERSON</text:p>
          </table:table-cell>
          <table:table-cell office:value-type="string">
            <text:p>Personen40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ck Klaus </text:p>
          </table:table-cell>
          <table:table-cell office:value-type="string">
            <text:p>PERSON</text:p>
          </table:table-cell>
          <table:table-cell office:value-type="string">
            <text:p>Personen10m.jpe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eyer Martin</text:p>
          </table:table-cell>
          <table:table-cell office:value-type="string">
            <text:p>PERSON</text:p>
          </table:table-cell>
          <table:table-cell office:value-type="string">
            <text:p>Personen34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ampel Simon</text:p>
          </table:table-cell>
          <table:table-cell office:value-type="string">
            <text:p>PERSON</text:p>
          </table:table-cell>
          <table:table-cell office:value-type="string">
            <text:p>Personen32m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amm Birgit</text:p>
          </table:table-cell>
          <table:table-cell office:value-type="string">
            <text:p>PERSON</text:p>
          </table:table-cell>
          <table:table-cell office:value-type="string">
            <text:p>Personen18w.jpe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amm Karl</text:p>
          </table:table-cell>
          <table:table-cell office:value-type="string">
            <text:p>PERSON</text:p>
          </table:table-cell>
          <table:table-cell office:value-type="string">
            <text:p>Personen23m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amm Tobias</text:p>
          </table:table-cell>
          <table:table-cell office:value-type="string">
            <text:p>PERSON</text:p>
          </table:table-cell>
          <table:table-cell office:value-type="string">
            <text:p>Personen25m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ff Eckhard</text:p>
          </table:table-cell>
          <table:table-cell office:value-type="string">
            <text:p>PERSON</text:p>
          </table:table-cell>
          <table:table-cell office:value-type="string">
            <text:p>Personen39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orgenstern Susanne</text:p>
          </table:table-cell>
          <table:table-cell office:value-type="string">
            <text:p>PERSON</text:p>
          </table:table-cell>
          <table:table-cell office:value-type="string">
            <text:p>Personen22w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essner Till</text:p>
          </table:table-cell>
          <table:table-cell office:value-type="string">
            <text:p>PERSON</text:p>
          </table:table-cell>
          <table:table-cell office:value-type="string">
            <text:p>Personen42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anz Adrian</text:p>
          </table:table-cell>
          <table:table-cell office:value-type="string">
            <text:p>PERSON</text:p>
          </table:table-cell>
          <table:table-cell office:value-type="string">
            <text:p>Personen41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anner Alfred</text:p>
          </table:table-cell>
          <table:table-cell office:value-type="string">
            <text:p>PERSON</text:p>
          </table:table-cell>
          <table:table-cell office:value-type="string">
            <text:p>Personen36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hielen Fridolin</text:p>
          </table:table-cell>
          <table:table-cell office:value-type="string">
            <text:p>PERSON</text:p>
          </table:table-cell>
          <table:table-cell office:value-type="string">
            <text:p>Personen28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ssmann Jeannine</text:p>
          </table:table-cell>
          <table:table-cell office:value-type="string">
            <text:p>PERSON</text:p>
          </table:table-cell>
          <table:table-cell office:value-type="string">
            <text:p>Personen30w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Zimmermann Carsten</text:p>
          </table:table-cell>
          <table:table-cell office:value-type="string">
            <text:p>PERSON</text:p>
          </table:table-cell>
          <table:table-cell office:value-type="string">
            <text:p>Personen29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Zimmer Florian</text:p>
          </table:table-cell>
          <table:table-cell office:value-type="string">
            <text:p>PERSON</text:p>
          </table:table-cell>
          <table:table-cell office:value-type="string">
            <text:p>Personen37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Ziegler Birgit</text:p>
          </table:table-cell>
          <table:table-cell office:value-type="string">
            <text:p>PERSON</text:p>
          </table:table-cell>
          <table:table-cell office:value-type="string">
            <text:p>Personen15w.jpe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Zander Helmut</text:p>
          </table:table-cell>
          <table:table-cell office:value-type="string">
            <text:p>PERSON</text:p>
          </table:table-cell>
          <table:table-cell office:value-type="string">
            <text:p>Personen33m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Zeller Thomas</text:p>
          </table:table-cell>
          <table:table-cell office:value-type="string">
            <text:p>PERSON</text:p>
          </table:table-cell>
          <table:table-cell office:value-type="string">
            <text:p>Personen17m.jpeg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Gruppen</text:p>
          </table:table-cell>
          <table:table-cell table:number-columns-repeated="11"/>
        </table:table-row>
        <table:table-row table:style-name="ro1">
          <table:table-cell office:value-type="string">
            <text:p>Owner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Image Url</text:p>
          </table:table-cell>
          <table:table-cell office:value-type="string">
            <text:p>Gruppenmitgliede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lleagues</text:p>
          </table:table-cell>
          <table:table-cell office:value-type="string">
            <text:p>GROUP</text:p>
          </table:table-cell>
          <table:table-cell office:value-type="string">
            <text:p>07_Group.png</text:p>
          </table:table-cell>
          <table:table-cell office:value-type="string">
            <text:p>Aberle Hans </text:p>
          </table:table-cell>
          <table:table-cell office:value-type="string">
            <text:p>Aldinger Inge </text:p>
          </table:table-cell>
          <table:table-cell office:value-type="string">
            <text:p>Baumgartner Sarah </text:p>
          </table:table-cell>
          <table:table-cell office:value-type="string">
            <text:p>Messner Til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iends</text:p>
          </table:table-cell>
          <table:table-cell office:value-type="string">
            <text:p>GROUP</text:p>
          </table:table-cell>
          <table:table-cell office:value-type="string">
            <text:p>07_Group.png</text:p>
          </table:table-cell>
          <table:table-cell office:value-type="string">
            <text:p>Adelberg Klaus </text:p>
          </table:table-cell>
          <table:table-cell office:value-type="string">
            <text:p>Adelsberger Helmut</text:p>
          </table:table-cell>
          <table:table-cell office:value-type="string">
            <text:p>Cordes Adabi</text:p>
          </table:table-cell>
          <table:table-cell office:value-type="string">
            <text:p>Cramer Melanie</text:p>
          </table:table-cell>
          <table:table-cell office:value-type="string">
            <text:p>Dahlmann Irene</text:p>
          </table:table-cell>
          <table:table-cell office:value-type="string">
            <text:p>Gensch Carla</text:p>
          </table:table-cell>
          <table:table-cell office:value-type="string">
            <text:p>Morgenstern Susanne</text:p>
          </table:table-cell>
          <table:table-cell/>
        </table:table-row>
        <table:table-row table:style-name="ro1">
          <table:table-cell/>
          <table:table-cell office:value-type="string">
            <text:p>Facebook</text:p>
          </table:table-cell>
          <table:table-cell office:value-type="string">
            <text:p>GROUP</text:p>
          </table:table-cell>
          <table:table-cell office:value-type="string">
            <text:p>19_Facebook.png</text:p>
          </table:table-cell>
          <table:table-cell office:value-type="string">
            <text:p>Adelberg Klaus </text:p>
          </table:table-cell>
          <table:table-cell office:value-type="string">
            <text:p>Adelsberger Helmut</text:p>
          </table:table-cell>
          <table:table-cell office:value-type="string">
            <text:p>Cordes Adabi</text:p>
          </table:table-cell>
          <table:table-cell office:value-type="string">
            <text:p>Cramer Melanie</text:p>
          </table:table-cell>
          <table:table-cell office:value-type="string">
            <text:p>Dahlmann Irene</text:p>
          </table:table-cell>
          <table:table-cell office:value-type="string">
            <text:p>Gensch Carla</text:p>
          </table:table-cell>
          <table:table-cell office:value-type="string">
            <text:p>Morgenstern Susanne</text:p>
          </table:table-cell>
          <table:table-cell office:value-type="string">
            <text:p>Hamm Tobias</text:p>
          </table:table-cell>
        </table:table-row>
        <table:table-row table:style-name="ro1">
          <table:table-cell/>
          <table:table-cell office:value-type="string">
            <text:p>di.me project members</text:p>
          </table:table-cell>
          <table:table-cell office:value-type="string">
            <text:p>GROUP</text:p>
          </table:table-cell>
          <table:table-cell office:value-type="string">
            <text:p>07_Group.png</text:p>
          </table:table-cell>
          <table:table-cell office:value-type="string">
            <text:p>Ackermann Petra </text:p>
          </table:table-cell>
          <table:table-cell office:value-type="string">
            <text:p>Frick Tim</text:p>
          </table:table-cell>
          <table:table-cell office:value-type="string">
            <text:p>Fiebig Barbara</text:p>
          </table:table-cell>
          <table:table-cell office:value-type="string">
            <text:p>Flemming Tatjana</text:p>
          </table:table-cell>
          <table:table-cell office:value-type="string">
            <text:p>Manz Adrian</text:p>
          </table:table-cell>
          <table:table-cell office:value-type="string">
            <text:p>Tanner Alfr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ing</text:p>
          </table:table-cell>
          <table:table-cell office:value-type="string">
            <text:p>GROUP</text:p>
          </table:table-cell>
          <table:table-cell office:value-type="string">
            <text:p>24_Xing.png</text:p>
          </table:table-cell>
          <table:table-cell office:value-type="string">
            <text:p>Aberle Hans </text:p>
          </table:table-cell>
          <table:table-cell office:value-type="string">
            <text:p>Amman Carmen</text:p>
          </table:table-cell>
          <table:table-cell office:value-type="string">
            <text:p>Gröpke Peter </text:p>
          </table:table-cell>
          <table:table-cell office:value-type="string">
            <text:p>Messner Till</text:p>
          </table:table-cell>
          <table:table-cell office:value-type="string">
            <text:p>Hock Klaus </text:p>
          </table:table-cell>
          <table:table-cell office:value-type="string">
            <text:p>Baumann Mark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rad projekt</text:p>
          </table:table-cell>
          <table:table-cell office:value-type="string">
            <text:p>GROUP</text:p>
          </table:table-cell>
          <table:table-cell office:value-type="string">
            <text:p>14_Pin.png</text:p>
          </table:table-cell>
          <table:table-cell office:value-type="string">
            <text:p>Gensch Carla</text:p>
          </table:table-cell>
          <table:table-cell office:value-type="string">
            <text:p>Gutjahr Katrin</text:p>
          </table:table-cell>
          <table:table-cell office:value-type="string">
            <text:p>Tessmann Jeannine</text:p>
          </table:table-cell>
          <table:table-cell office:value-type="string">
            <text:p>Zimmermann Carsten</text:p>
          </table:table-cell>
          <table:table-cell office:value-type="string">
            <text:p>Zimmer Floria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ld school buddies</text:p>
          </table:table-cell>
          <table:table-cell office:value-type="string">
            <text:p>GROUP</text:p>
          </table:table-cell>
          <table:table-cell office:value-type="string">
            <text:p>19_Facebook.png</text:p>
          </table:table-cell>
          <table:table-cell office:value-type="string">
            <text:p>Boerner Bärbel</text:p>
          </table:table-cell>
          <table:table-cell office:value-type="string">
            <text:p>Bernhardt Tanja</text:p>
          </table:table-cell>
          <table:table-cell office:value-type="string">
            <text:p>Chilla Marc</text:p>
          </table:table-cell>
          <table:table-cell office:value-type="string">
            <text:p>Thielen Fridolin</text:p>
          </table:table-cell>
          <table:table-cell office:value-type="string">
            <text:p>Ziegler Birgi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witter</text:p>
          </table:table-cell>
          <table:table-cell office:value-type="string">
            <text:p>GROUP</text:p>
          </table:table-cell>
          <table:table-cell office:value-type="string">
            <text:p>23_twitter.png</text:p>
          </table:table-cell>
          <table:table-cell office:value-type="string">
            <text:p>Adelsberger Helmut </text:p>
          </table:table-cell>
          <table:table-cell office:value-type="string">
            <text:p>Cordes Adabi</text:p>
          </table:table-cell>
          <table:table-cell office:value-type="string">
            <text:p>Cramer Melanie</text:p>
          </table:table-cell>
          <table:table-cell office:value-type="string">
            <text:p>Hamm Tobia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versity</text:p>
          </table:table-cell>
          <table:table-cell office:value-type="string">
            <text:p>GROUP</text:p>
          </table:table-cell>
          <table:table-cell office:value-type="string">
            <text:p>07_Group.png</text:p>
          </table:table-cell>
          <table:table-cell office:value-type="string">
            <text:p>Bartels Henning</text:p>
          </table:table-cell>
          <table:table-cell office:value-type="string">
            <text:p>Busse Constantin</text:p>
          </table:table-cell>
          <table:table-cell office:value-type="string">
            <text:p>Dorner Pabel</text:p>
          </table:table-cell>
          <table:table-cell office:value-type="string">
            <text:p>Gruening Günter </text:p>
          </table:table-cell>
          <table:table-cell office:value-type="string">
            <text:p>Zander Helmu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amily</text:p>
          </table:table-cell>
          <table:table-cell office:value-type="string">
            <text:p>GROUP</text:p>
          </table:table-cell>
          <table:table-cell office:value-type="string">
            <text:p>07_Group.png</text:p>
          </table:table-cell>
          <table:table-cell office:value-type="string">
            <text:p>Hamm Birgit</text:p>
          </table:table-cell>
          <table:table-cell office:value-type="string">
            <text:p>Hamm Karl</text:p>
          </table:table-cell>
          <table:table-cell office:value-type="string">
            <text:p>Hamm Tobia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eBIT2011</text:p>
          </table:table-cell>
          <table:table-cell office:value-type="string">
            <text:p>GROUP</text:p>
          </table:table-cell>
          <table:table-cell office:value-type="string">
            <text:p>14_Pin.png</text:p>
          </table:table-cell>
          <table:table-cell office:value-type="string">
            <text:p>Heyer Martin</text:p>
          </table:table-cell>
          <table:table-cell office:value-type="string">
            <text:p>Hampel Simon</text:p>
          </table:table-cell>
          <table:table-cell office:value-type="string">
            <text:p>Hoff Eckhard</text:p>
          </table:table-cell>
          <table:table-cell office:value-type="string">
            <text:p>Zeller Thoma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Resources</text:p>
          </table:table-cell>
          <table:table-cell table:number-columns-repeated="11"/>
        </table:table-row>
        <table:table-row table:style-name="ro1">
          <table:table-cell office:value-type="string">
            <text:p>Owner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roject_order.pdf</text:p>
          </table:table-cell>
          <table:table-cell office:value-type="string">
            <text:p>RESOURCE</text:p>
          </table:table-cell>
          <table:table-cell office:value-type="string">
            <text:p>03_PDF.pn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equirements analysis_project04456.doc</text:p>
          </table:table-cell>
          <table:table-cell office:value-type="string">
            <text:p>RESOURCE</text:p>
          </table:table-cell>
          <table:table-cell office:value-type="string">
            <text:p>01_Doc.pn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creenshot_UI_Prototyp.png</text:p>
          </table:table-cell>
          <table:table-cell office:value-type="string">
            <text:p>RESOURCE</text:p>
          </table:table-cell>
          <table:table-cell office:value-type="string">
            <text:p>04_IMG.pn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limbingPark.jpg</text:p>
          </table:table-cell>
          <table:table-cell office:value-type="string">
            <text:p>RESOURCE</text:p>
          </table:table-cell>
          <table:table-cell office:value-type="string">
            <text:p>Hochseilgarten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inner-Hotel-Ochsen.jpg</text:p>
          </table:table-cell>
          <table:table-cell office:value-type="string">
            <text:p>RESOURCE</text:p>
          </table:table-cell>
          <table:table-cell office:value-type="string">
            <text:p>HotelOchsen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eceptionists.jpg</text:p>
          </table:table-cell>
          <table:table-cell office:value-type="string">
            <text:p>RESOURCE</text:p>
          </table:table-cell>
          <table:table-cell office:value-type="string">
            <text:p>Empfangsdamen.jpg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Databoxes</text:p>
          </table:table-cell>
          <table:table-cell table:number-columns-repeated="11"/>
        </table:table-row>
        <table:table-row table:style-name="ro1">
          <table:table-cell office:value-type="string">
            <text:p>Owner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/>
          <table:table-cell office:value-type="string">
            <text:p>Databoxinhalt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roject coordination</text:p>
          </table:table-cell>
          <table:table-cell office:value-type="string">
            <text:p>DATABOX</text:p>
          </table:table-cell>
          <table:table-cell office:value-type="string">
            <text:p>06_Databox.png</text:p>
          </table:table-cell>
          <table:table-cell office:value-type="string">
            <text:p>project_order.pdf</text:p>
          </table:table-cell>
          <table:table-cell office:value-type="string">
            <text:p>requirements analysis_project04456.doc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deas</text:p>
          </table:table-cell>
          <table:table-cell office:value-type="string">
            <text:p>DATABOX</text:p>
          </table:table-cell>
          <table:table-cell office:value-type="string">
            <text:p>06_Databox.png</text:p>
          </table:table-cell>
          <table:table-cell office:value-type="string">
            <text:p>project_order.pdf</text:p>
          </table:table-cell>
          <table:table-cell office:value-type="string">
            <text:p>requirements analysis_project04456.doc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oto – team excursion</text:p>
          </table:table-cell>
          <table:table-cell office:value-type="string">
            <text:p>DATABOX</text:p>
          </table:table-cell>
          <table:table-cell office:value-type="string">
            <text:p>06_Databox.png</text:p>
          </table:table-cell>
          <table:table-cell office:value-type="string">
            <text:p>ClimbingPark.jpg</text:p>
          </table:table-cell>
          <table:table-cell office:value-type="string">
            <text:p>Dinner-Hotel-Ochsen.jpg</text:p>
          </table:table-cell>
          <table:table-cell office:value-type="string">
            <text:p>receptionists.jpg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Livepost</text:p>
          </table:table-cell>
          <table:table-cell table:number-columns-repeated="11"/>
        </table:table-row>
        <table:table-row table:style-name="ro1">
          <table:table-cell office:value-type="string">
            <text:p>Owner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table:number-columns-repeated="9"/>
        </table:table-row>
        <table:table-row table:style-name="ro1">
          <table:table-cell office:value-type="string">
            <text:p>Amman Carmen</text:p>
          </table:table-cell>
          <table:table-cell office:value-type="string">
            <text:p>Good morning Ms. Amman. Are you planning to visit the VDE Kongress this year? Best regards, Matthias Hamm</text:p>
          </table:table-cell>
          <table:table-cell office:value-type="string">
            <text:p>LIVEPOST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ello Ms. Amman, here is my mobile number +49 (0) 15 77/44 88 86 54 Feel free to call me at any time! Best regards, Matthias Hamm</text:p>
          </table:table-cell>
          <table:table-cell office:value-type="string">
            <text:p>LIVEPOST</text:p>
          </table:table-cell>
          <table:table-cell table:number-columns-repeated="9"/>
        </table:table-row>
        <table:table-row table:style-name="ro1">
          <table:table-cell office:value-type="string">
            <text:p>Gröpke Peter </text:p>
          </table:table-cell>
          <table:table-cell office:value-type="string">
            <text:p>Guten Tag Herr Gröpke, werden Sie den diesjährigen VDE Kongress 2012 besuchen? Beste Grüße, Matthias Hamm</text:p>
          </table:table-cell>
          <table:table-cell office:value-type="string">
            <text:p>LIVEPOST</text:p>
          </table:table-cell>
          <table:table-cell table:number-columns-repeated="9"/>
        </table:table-row>
        <table:table-row table:style-name="ro1">
          <table:table-cell office:value-type="string">
            <text:p>Hock Klaus </text:p>
          </table:table-cell>
          <table:table-cell office:value-type="string">
            <text:p>Hallo Klaus, besuchst Du den diesjährigen VDE Kongress 2012? Beste Grüße, Matthias</text:p>
          </table:table-cell>
          <table:table-cell office:value-type="string">
            <text:p>LIVEPOST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allo Klaus, bitte ruf mich mal zurück, wenn Du Zeit hast -es gibt News! Schöne Grüße, Matthias</text:p>
          </table:table-cell>
          <table:table-cell office:value-type="string">
            <text:p>LIVEPOST</text:p>
          </table:table-cell>
          <table:table-cell table:number-columns-repeated="9"/>
        </table:table-row>
        <table:table-row table:style-name="ro1">
          <table:table-cell office:value-type="string">
            <text:p>Baumann Markus</text:p>
          </table:table-cell>
          <table:table-cell office:value-type="string">
            <text:p>Sehr geehrter Herr Baumann, besuchen Sie den diesjährigen VDE Kongress 2012? Mit freundlichen Grüßen, Matthias Hamm </text:p>
          </table:table-cell>
          <table:table-cell office:value-type="string">
            <text:p>LIVEPOST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rofile</text:p>
          </table:table-cell>
          <table:table-cell table:number-columns-repeated="11"/>
        </table:table-row>
        <table:table-row table:style-name="ro1">
          <table:table-cell office:value-type="string">
            <text:p>Owner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xing</text:p>
          </table:table-cell>
          <table:table-cell office:value-type="string">
            <text:p>PROFILE</text:p>
          </table:table-cell>
          <table:table-cell/>
          <table:table-cell office:value-type="string">
            <text:p>Name</text:p>
          </table:table-cell>
          <table:table-cell office:value-type="string">
            <text:p>Affiliation</text:p>
          </table:table-cell>
          <table:table-cell office:value-type="string">
            <text:p>Email</text:p>
          </table:table-cell>
          <table:table-cell office:value-type="string">
            <text:p>Phone (business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acebook</text:p>
          </table:table-cell>
          <table:table-cell office:value-type="string">
            <text:p>PROFILE</text:p>
          </table:table-cell>
          <table:table-cell/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Hobby 1</text:p>
          </table:table-cell>
          <table:table-cell office:value-type="string">
            <text:p>Hobby 2</text:p>
          </table:table-cell>
          <table:table-cell office:value-type="string">
            <text:p>Hobby 3</text:p>
          </table:table-cell>
          <table:table-cell office:value-type="string">
            <text:p>Birth da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blic</text:p>
          </table:table-cell>
          <table:table-cell office:value-type="string">
            <text:p>PROFILE</text:p>
          </table:table-cell>
          <table:table-cell/>
          <table:table-cell office:value-type="string">
            <text:p>Name</text:p>
          </table:table-cell>
          <table:table-cell office:value-type="string">
            <text:p>Emai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witter</text:p>
          </table:table-cell>
          <table:table-cell office:value-type="string">
            <text:p>PROFILE</text:p>
          </table:table-cell>
          <table:table-cell/>
          <table:table-cell office:value-type="string">
            <text:p>Name</text:p>
          </table:table-cell>
          <table:table-cell office:value-type="string">
            <text:p>Emai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amily</text:p>
          </table:table-cell>
          <table:table-cell office:value-type="string">
            <text:p>PROFILE</text:p>
          </table:table-cell>
          <table:table-cell/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Hobby 1</text:p>
          </table:table-cell>
          <table:table-cell office:value-type="string">
            <text:p>Birth date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Profileattribute</text:p>
          </table:table-cell>
          <table:table-cell table:number-columns-repeated="11"/>
        </table:table-row>
        <table:table-row table:style-name="ro1">
          <table:table-cell office:value-type="string">
            <text:p>Owner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PROFILEATTRIBUTE</text:p>
          </table:table-cell>
          <table:table-cell office:value-type="string">
            <text:p>PersonName</text:p>
          </table:table-cell>
          <table:table-cell table:number-columns-repeated="2"/>
          <table:table-cell office:value-type="string">
            <text:p>Matthias </text:p>
          </table:table-cell>
          <table:table-cell/>
          <table:table-cell office:value-type="string">
            <text:p>Ham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ffiliation</text:p>
          </table:table-cell>
          <table:table-cell office:value-type="string">
            <text:p>PROFILEATTRIBUTE</text:p>
          </table:table-cell>
          <table:table-cell office:value-type="string">
            <text:p>Affiliation</text:p>
          </table:table-cell>
          <table:table-cell table:number-columns-repeated="3"/>
          <table:table-cell office:value-type="string">
            <text:p>Fraunhofer IA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mail</text:p>
          </table:table-cell>
          <table:table-cell office:value-type="string">
            <text:p>PROFILEATTRIBUTE</text:p>
          </table:table-cell>
          <table:table-cell office:value-type="string">
            <text:p>EmailAddress</text:p>
          </table:table-cell>
          <table:table-cell office:value-type="string">
            <text:p>matthias.hamm@mail.org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hone (business)</text:p>
          </table:table-cell>
          <table:table-cell office:value-type="string">
            <text:p>PROFILEATTRIBUTE</text:p>
          </table:table-cell>
          <table:table-cell office:value-type="string">
            <text:p>PhoneNumber</text:p>
          </table:table-cell>
          <table:table-cell office:value-type="string">
            <text:p>+49 (0) 15 77/44 88 86 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obby 1</text:p>
          </table:table-cell>
          <table:table-cell office:value-type="string">
            <text:p>PROFILEATTRIBUTE</text:p>
          </table:table-cell>
          <table:table-cell office:value-type="string">
            <text:p>Interests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obby 2</text:p>
          </table:table-cell>
          <table:table-cell office:value-type="string">
            <text:p>PROFILEATTRIBUTE</text:p>
          </table:table-cell>
          <table:table-cell office:value-type="string">
            <text:p>Interests</text:p>
          </table:table-cell>
          <table:table-cell office:value-type="string">
            <text:p>skiing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obby 3</text:p>
          </table:table-cell>
          <table:table-cell office:value-type="string">
            <text:p>PROFILEATTRIBUTE</text:p>
          </table:table-cell>
          <table:table-cell office:value-type="string">
            <text:p>Interests</text:p>
          </table:table-cell>
          <table:table-cell office:value-type="string">
            <text:p>flying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irth date</text:p>
          </table:table-cell>
          <table:table-cell office:value-type="string">
            <text:p>PROFILEATTRIBUTE</text:p>
          </table:table-cell>
          <table:table-cell office:value-type="string">
            <text:p>BirthDate</text:p>
          </table:table-cell>
          <table:table-cell table:style-name="ce1" office:value-type="string">
            <text:p>19.09.1969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Situation</text:p>
          </table:table-cell>
          <table:table-cell table:number-columns-repeated="11"/>
        </table:table-row>
        <table:table-row table:style-name="ro1">
          <table:table-cell office:value-type="string">
            <text:p>Owner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@work</text:p>
          </table:table-cell>
          <table:table-cell office:value-type="string">
            <text:p>SITUATION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gress</text:p>
          </table:table-cell>
          <table:table-cell office:value-type="string">
            <text:p>SITUATION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@home</text:p>
          </table:table-cell>
          <table:table-cell office:value-type="string">
            <text:p>SITUATION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Holiday</text:p>
          </table:table-cell>
          <table:table-cell office:value-type="string">
            <text:p>SITUATION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eeting</text:p>
          </table:table-cell>
          <table:table-cell office:value-type="string">
            <text:p>SITUATIO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laces</text:p>
          </table:table-cell>
          <table:table-cell table:number-columns-repeated="11"/>
        </table:table-row>
        <table:table-row table:style-name="ro1">
          <table:table-cell office:value-type="string">
            <text:p>Owner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Image Url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Kantine Piccante</text:p>
          </table:table-cell>
          <table:table-cell office:value-type="string">
            <text:p>PLACE</text:p>
          </table:table-cell>
          <table:table-cell office:value-type="string">
            <text:p>Kantine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lughafen Stuttgart</text:p>
          </table:table-cell>
          <table:table-cell office:value-type="string">
            <text:p>PLACE</text:p>
          </table:table-cell>
          <table:table-cell office:value-type="string">
            <text:p>Flugzeug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esse Stuttgart</text:p>
          </table:table-cell>
          <table:table-cell office:value-type="string">
            <text:p>PLACE</text:p>
          </table:table-cell>
          <table:table-cell office:value-type="string">
            <text:p>Messe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ernseturm Stuttgart</text:p>
          </table:table-cell>
          <table:table-cell office:value-type="string">
            <text:p>PLACE</text:p>
          </table:table-cell>
          <table:table-cell office:value-type="string">
            <text:p>Fernsehturm.jpg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istorante Pizzeria Bologna</text:p>
          </table:table-cell>
          <table:table-cell office:value-type="string">
            <text:p>PLACE</text:p>
          </table:table-cell>
          <table:table-cell office:value-type="string">
            <text:p>Pizzeria Bologna.jpg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10-09T10:26:17</dc:date>
    <meta:editing-duration>P0D</meta:editing-duration>
    <meta:editing-cycles>1</meta:editing-cycles>
    <meta:document-statistic meta:table-count="1" meta:cell-count="399" meta:object-count="0"/>
  </office:meta>
</office:document-meta>
</file>